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f35" officeooo:paragraph-rsid="0001ff35"/>
    </style:style>
    <style:style style:name="P2" style:family="paragraph" style:parent-style-name="Standard">
      <style:paragraph-properties fo:text-align="center" style:justify-single-word="false"/>
      <style:text-properties officeooo:rsid="0001ff35" officeooo:paragraph-rsid="0001f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Bridge</text:p>
      <text:p text:style-name="P2"/>
      <text:p text:style-name="P2">by Kyle Eggleston</text:p>
      <text:p text:style-name="P1"/>
      <text:p text:style-name="P1">Susan stepped towards the edge of the bridge. The dead body in her hands felt like nothing. She had gotten rid of evidence many times before. This was nothing new.</text:p>
      <text:p text:style-name="P1"/>
      <text:p text:style-name="P1">Looking over the edge of the bridge, down to the water below, she saw the water was calm. Peaceful even. What a fitting end to a cruel individual. Go figure he would get it easy. Susan had hoped for choppier weather. Something to take the edge off of the madness that had become her victim.</text:p>
      <text:p text:style-name="P1"/>
      <text:p text:style-name="P1">Oh well, can't win them all. She thought.</text:p>
      <text:p text:style-name="P1"/>
      <text:p text:style-name="P1">Letting go of the bag, Susan smi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7:13:14.262000000</meta:creation-date>
    <dc:date>2014-04-23T07:22:00.726000000</dc:date>
    <meta:editing-duration>P0D</meta:editing-duration>
    <meta:editing-cycles>1</meta:editing-cycles>
    <meta:document-statistic meta:table-count="0" meta:image-count="0" meta:object-count="0" meta:page-count="1" meta:paragraph-count="6" meta:word-count="105" meta:character-count="557" meta:non-whitespace-character-count="458"/>
    <meta:generator>LibreOffice/4.1.5.3$Windows_x86 LibreOffice_project/1c1366bba2ba2b554cd2ca4d87c06da81c05d24</meta:generator>
  </office:meta>
</office:document-meta>
</file>